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398682" calcext:value-type="float">
            <text:p>-9.40E-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50266" calcext:value-type="float">
            <text:p>3.55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95929" calcext:value-type="float">
            <text:p>7.96E-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25973" calcext:value-type="float">
            <text:p>1.26E+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613175" calcext:value-type="float">
            <text:p>1.61E+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079044" calcext:value-type="float">
            <text:p>2.08E+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4659" calcext:value-type="float">
            <text:p>2.47E+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866889" calcext:value-type="float">
            <text:p>2.87E+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242685" calcext:value-type="float">
            <text:p>3.24E+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.481998" calcext:value-type="float">
            <text:p>3.48E+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.953934" calcext:value-type="float">
            <text:p>3.95E+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30939" calcext:value-type="float">
            <text:p>4.31E+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.731411" calcext:value-type="float">
            <text:p>4.73E+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021745" calcext:value-type="float">
            <text:p>5.02E+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317164" calcext:value-type="float">
            <text:p>5.32E+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671515" calcext:value-type="float">
            <text:p>5.67E+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017676" calcext:value-type="float">
            <text:p>6.02E+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398695" calcext:value-type="float">
            <text:p>6.40E+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622431" calcext:value-type="float">
            <text:p>6.62E+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964385" calcext:value-type="float">
            <text:p>6.96E+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.317945" calcext:value-type="float">
            <text:p>7.32E+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.699558" calcext:value-type="float">
            <text:p>7.70E+0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.8025" calcext:value-type="float">
            <text:p>7.80E+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.42656" calcext:value-type="float">
            <text:p>8.43E+0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343892" calcext:value-type="float">
            <text:p>8.34E+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813501" calcext:value-type="float">
            <text:p>8.81E+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.140752" calcext:value-type="float">
            <text:p>9.14E+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.233295" calcext:value-type="float">
            <text:p>9.23E+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.499725" calcext:value-type="float">
            <text:p>9.50E+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.74147" calcext:value-type="float">
            <text:p>9.74E+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.20445" calcext:value-type="float">
            <text:p>1.02E+0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.2645" calcext:value-type="float">
            <text:p>1.03E+0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.73089" calcext:value-type="float">
            <text:p>1.07E+0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.82243" calcext:value-type="float">
            <text:p>1.08E+0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.8393" calcext:value-type="float">
            <text:p>1.08E+0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1.21647" calcext:value-type="float">
            <text:p>1.12E+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1.35274" calcext:value-type="float">
            <text:p>1.14E+0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1.73005" calcext:value-type="float">
            <text:p>1.17E+0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.29374" calcext:value-type="float">
            <text:p>1.23E+0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.24433" calcext:value-type="float">
            <text:p>1.22E+0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2.47794" calcext:value-type="float">
            <text:p>1.25E+0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.70652" calcext:value-type="float">
            <text:p>1.27E+0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.8793" calcext:value-type="float">
            <text:p>1.29E+0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3.11461" calcext:value-type="float">
            <text:p>1.31E+0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3.38798" calcext:value-type="float">
            <text:p>1.34E+0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3.64958" calcext:value-type="float">
            <text:p>1.36E+0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3.83428" calcext:value-type="float">
            <text:p>1.38E+0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.15129" calcext:value-type="float">
            <text:p>1.42E+0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.23449" calcext:value-type="float">
            <text:p>1.42E+0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.48338" calcext:value-type="float">
            <text:p>1.45E+0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.76649" calcext:value-type="float">
            <text:p>1.48E+0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.99883" calcext:value-type="float">
            <text:p>1.50E+0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5.05939" calcext:value-type="float">
            <text:p>1.51E+0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5.42906" calcext:value-type="float">
            <text:p>1.54E+0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5.59091" calcext:value-type="float">
            <text:p>1.56E+0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5.83733" calcext:value-type="float">
            <text:p>1.58E+0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5.94318" calcext:value-type="float">
            <text:p>1.59E+0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6.25987" calcext:value-type="float">
            <text:p>1.63E+0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6.21838" calcext:value-type="float">
            <text:p>1.62E+0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6.56696" calcext:value-type="float">
            <text:p>1.66E+0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6.71616" calcext:value-type="float">
            <text:p>1.67E+0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6.98253" calcext:value-type="float">
            <text:p>1.70E+0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7.06997" calcext:value-type="float">
            <text:p>1.71E+0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7.35868" calcext:value-type="float">
            <text:p>1.74E+0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7.36923" calcext:value-type="float">
            <text:p>1.74E+0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7.70969" calcext:value-type="float">
            <text:p>1.77E+0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.85534" calcext:value-type="float">
            <text:p>1.79E+0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8.00346" calcext:value-type="float">
            <text:p>1.80E+0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8.30042" calcext:value-type="float">
            <text:p>1.83E+0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8.4431" calcext:value-type="float">
            <text:p>1.84E+0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8.62774" calcext:value-type="float">
            <text:p>1.86E+0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.6633" calcext:value-type="float">
            <text:p>1.87E+0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9.03452" calcext:value-type="float">
            <text:p>1.90E+0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9.14436" calcext:value-type="float">
            <text:p>1.91E+0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9.33029" calcext:value-type="float">
            <text:p>1.93E+0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9.3035" calcext:value-type="float">
            <text:p>1.93E+0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9.59754" calcext:value-type="float">
            <text:p>1.96E+0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9.70305" calcext:value-type="float">
            <text:p>1.97E+0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9.91308" calcext:value-type="float">
            <text:p>1.99E+0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9.84191" calcext:value-type="float">
            <text:p>1.98E+0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0.1579" calcext:value-type="float">
            <text:p>2.02E+01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0.33975" calcext:value-type="float">
            <text:p>2.03E+0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20.50933" calcext:value-type="float">
            <text:p>2.05E+0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20.5764" calcext:value-type="float">
            <text:p>2.06E+0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.7876" calcext:value-type="float">
            <text:p>2.08E+0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0.7555" calcext:value-type="float">
            <text:p>2.08E+0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1.07993" calcext:value-type="float">
            <text:p>2.11E+0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1.20025" calcext:value-type="float">
            <text:p>2.12E+01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21.51562" calcext:value-type="float">
            <text:p>2.15E+0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1.67606" calcext:value-type="float">
            <text:p>2.17E+0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1.64535" calcext:value-type="float">
            <text:p>2.16E+0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1.66162" calcext:value-type="float">
            <text:p>2.17E+0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2.05564" calcext:value-type="float">
            <text:p>2.21E+0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2.05824" calcext:value-type="float">
            <text:p>2.21E+0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2.14847" calcext:value-type="float">
            <text:p>2.21E+0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2.29941" calcext:value-type="float">
            <text:p>2.23E+0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22.58743" calcext:value-type="float">
            <text:p>2.26E+01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2.65695" calcext:value-type="float">
            <text:p>2.27E+0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2.89959" calcext:value-type="float">
            <text:p>2.29E+0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2.97323" calcext:value-type="float">
            <text:p>2.30E+0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3.01659" calcext:value-type="float">
            <text:p>2.30E+0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23.23303" calcext:value-type="float">
            <text:p>2.32E+0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3.3468" calcext:value-type="float">
            <text:p>2.33E+01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3.50986" calcext:value-type="float">
            <text:p>2.35E+01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3.60652" calcext:value-type="float">
            <text:p>2.36E+0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3.75697" calcext:value-type="float">
            <text:p>2.38E+01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23.97815" calcext:value-type="float">
            <text:p>2.40E+0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4.144" calcext:value-type="float">
            <text:p>2.41E+01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24.21067" calcext:value-type="float">
            <text:p>2.42E+01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4.31711" calcext:value-type="float">
            <text:p>2.43E+01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24.34419" calcext:value-type="float">
            <text:p>2.43E+01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24.60383" calcext:value-type="float">
            <text:p>2.46E+01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4.60166" calcext:value-type="float">
            <text:p>2.46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13:08.827182477</meta:creation-date>
    <dc:date>2017-05-30T17:15:46.794786137</dc:date>
    <meta:editing-duration>PT2M36S</meta:editing-duration>
    <meta:editing-cycles>3</meta:editing-cycles>
    <meta:generator>LibreOffice/5.3.1.2$Linux_X86_64 LibreOffice_project/30m0$Build-2</meta:generator>
    <meta:document-statistic meta:table-count="1" meta:cell-count="226" meta:object-count="0"/>
  </office:meta>
</office:document-meta>
</file>